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900000006E072CF5C7D9255391.png" manifest:media-type="image/png"/>
  <manifest:file-entry manifest:full-path="Pictures/1000007D0000295700000B5ED1C4B758DC8D187E.svg" manifest:media-type="image/svg+xml"/>
  <manifest:file-entry manifest:full-path="Pictures/1000000000000002000000021B94BC3B5CAD218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98da5"/>
    </style:style>
    <style:style style:name="P2" style:family="paragraph" style:parent-style-name="Standard">
      <style:text-properties officeooo:rsid="00198da5" officeooo:paragraph-rsid="001af334"/>
    </style:style>
    <style:style style:name="T1" style:family="text">
      <style:text-properties officeooo:rsid="001cb096"/>
    </style:style>
    <style:style style:name="fr1" style:family="graphic" style:parent-style-name="Graphics">
      <style:graphic-properties style:vertical-pos="top" style:vertical-rel="page" style:horizontal-pos="center" style:horizontal-rel="page" style:mirror="none" fo:clip="rect(0pt, 0pt, 0pt, 0pt)" draw:luminance="50%" draw:contrast="50%" draw:red="0%" draw:green="0%" draw:blue="0%" draw:gamma="100%" draw:color-inversion="false" draw:image-opacity="100%" draw:color-mode="standard" loext:rel-width-rel="page" loext:rel-height-rel="page"/>
    </style:style>
    <style:style style:name="fr2" style:family="graphic" style:parent-style-name="Graphics">
      <style:graphic-properties style:vertical-pos="top" style:vertical-rel="page" style:horizontal-pos="center" style:horizontal-rel="page" style:mirror="none" fo:clip="rect(0pt, 0pt, 0pt, 0pt)" draw:luminance="0%" draw:contrast="0%" draw:red="100%" draw:green="0%" draw:blue="0%" draw:gamma="100%" draw:color-inversion="false" draw:image-opacity="100%" draw:color-mode="standard" loext:rel-width-rel="page" loext:rel-height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Kép1" text:anchor-type="page" text:anchor-page-number="2" svg:width="498.61pt" style:rel-width="100%" svg:height="678.61pt" style:rel-height="100%" draw:z-index="0">
        <draw:image xlink:href="Pictures/1000000000000002000000021B94BC3B5CAD2189.png" xlink:type="simple" xlink:show="embed" xlink:actuate="onLoad" draw:mime-type="image/png"/>
      </draw:frame>
      <draw:frame draw:style-name="fr2" draw:name="Kép2" text:anchor-type="page" text:anchor-page-number="4" svg:width="498.61pt" style:rel-width="100%" svg:height="678.61pt" style:rel-height="100%" draw:z-index="1">
        <draw:image xlink:href="Pictures/1000007D0000295700000B5ED1C4B758DC8D187E.svg" xlink:type="simple" xlink:show="embed" xlink:actuate="onLoad" draw:mime-type="image/svg+xml"/>
        <draw:image xlink:href="Pictures/10000001000001900000006E072CF5C7D9255391.png" xlink:type="simple" xlink:show="embed" xlink:actuate="onLoad" draw:mime-type="image/png"/>
      </draw:frame>
      <text:h text:style-name="Heading_20_1" text:outline-level="1"><text:span text:style-name="T1">D</text:span>olor sit</text:h>
      <text:p text:style-name="P2">Lorem ipsum amet, consectetur adipiscing elit. Vestibulum consequat mi quis pretium semper.</text:p>
      <text:p text:style-name="P2">Proin luctus orci ac neque venenatis, quis commodo dolor posuere. Curabitur dignissim sapien quis cursus egestas. Donec blandit auctor arcu, nec pellentesque eros molestie eget. In consectetur aliquam hendrerit.</text:p>
      <text:p text:style-name="P2">Sed cursus mauris vitae ligula pellentesque, non pellentesque urna aliquet. Fusce placerat mauris enim, nec rutrum purus semper vel. Praesent tincidunt neque eu pellentesque pharetra. Fusce pellentesque est orci.</text:p>
      <text:p text:style-name="P2">Integer sodales tincidunt tristique. Sed a metus posuere, adipiscing nunc et, viverra odio.</text:p>
      <text:p text:style-name="P2"><text:soft-page-break/>Donec auctor molestie sem, sit amet tristique lectus hendrerit sed.</text:p>
      <text:p text:style-name="P2">Cras sodales nisl sed orci mattis iaculis. Nunc eget dolor accumsan, pharetra risus a, vestibulum mauris.</text:p>
      <text:p text:style-name="P2">Nunc vulputate lobortis mollis. Vivamus nec tellus faucibus, tempor magna nec, facilisis felis.</text:p>
      <text:p text:style-name="P2">Donec commodo enim a vehicula pellentesque. Nullam vehicula vestibulum est vel ultricies.</text:p>
      <text:p text:style-name="P2">Aliquam velit massa, laoreet vel leo nec, volutpat facilisis eros.</text:p>
      <text:p text:style-name="P2">Donec consequat arcu ut diam tempor luctus. Cum sociis natoque penatibus et magnis dis parturient montes, nascetur ridiculus mus.</text:p>
      <text:p text:style-name="P2">Praesent vitae lacus vel leo sodales pharetra a a nibh. Vestibulum ante ipsum primis in faucibus orci luctus et ultrices posuere cubilia Curae;</text:p>
      <text:p text:style-name="P2"><text:soft-page-break/>Nam luctus tempus nibh, fringilla dictum augue consectetur eget. </text:p>
      <text:p text:style-name="P2">Curabitur at ante sit amet tortor pharetra molestie eu nec ante.</text:p>
      <text:p text:style-name="P2">Mauris tincidunt, nibh eu sollicitudin molestie, dolor sapien congue tortor, a pulvinar sapien turpis sed ante. Donec nec est elementum, euismod nulla in, mollis nunc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6pt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11.99pt" fo:margin-bottom="6.01pt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98.61pt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297.64pt" fo:page-height="419.56pt" style:num-format="1" style:print-orientation="portrait" fo:margin-top="56.69pt" fo:margin-bottom="56.69pt" fo:margin-left="56.69pt" fo:margin-right="56.6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0-31T22:45:49.956000000</meta:creation-date>
    <dc:date>2025-01-22T14:10:57.238998619</dc:date>
    <meta:editing-duration>PT27M58S</meta:editing-duration>
    <meta:editing-cycles>9</meta:editing-cycles>
    <meta:generator>LibreOffice/7.3.7.2$Linux_X86_64 LibreOffice_project/30$Build-2</meta:generator>
    <meta:document-statistic meta:table-count="0" meta:image-count="2" meta:object-count="0" meta:page-count="5" meta:paragraph-count="15" meta:word-count="233" meta:character-count="1604" meta:non-whitespace-character-count="1385"/>
  </office:meta>
</office:document-meta>
</file>